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Footnote.RtfFootnote( RtfContainer parent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tfFootnote.end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Footnote.star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Footnote.writeRtf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tfFootnote.newList( Rtf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Footnote.getText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